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1.2583in"/>
    </style:style>
    <style:style style:name="co4" style:family="table-column">
      <style:table-column-properties fo:break-before="auto" style:column-width="3.7138in"/>
    </style:style>
    <style:style style:name="co6" style:family="table-column">
      <style:table-column-properties fo:break-before="auto" style:column-width="3.32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8492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ce4"/>
        <table:table-column table:style-name="co6" table:default-cell-style-name="ce2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1" office:value-type="string">
            <text:p>TC#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Name</text:p>
          </table:table-cell>
          <table:table-cell table:style-name="ce3" office:value-type="string">
            <text:p>Steps</text:p>
          </table:table-cell>
          <table:table-cell table:style-name="ce3" office:value-type="string">
            <text:p>Expected Results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ow</text:p>
          </table:table-cell>
          <table:table-cell office:value-type="string">
            <text:p>“Registration” button validation</text:p>
          </table:table-cell>
          <table:table-cell table:style-name="ce2" office:value-type="string">
            <text:p>1. Navigate to the URL “<text:a xlink:href="https://casino.poker-bet1.com/en">https://casino.poker-bet1.com/en</text:a>”</text:p>
            <text:p>2. Verifying that “Registration” button exist </text:p>
          </table:table-cell>
          <table:table-cell office:value-type="string">
            <text:p>“Registration” button is exist on top of page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Low</text:p>
          </table:table-cell>
          <table:table-cell office:value-type="string">
            <text:p>Pre-registration via email</text:p>
          </table:table-cell>
          <table:table-cell table:style-name="ce2" office:value-type="string">
            <text:p>1. Navigate to the URL “<text:a xlink:href="https://casino.poker-bet1.com/en">https://casino.poker-bet1.com/en</text:a>”</text:p>
            <text:p>2. Press the “Registration” button</text:p>
            <text:p>3. Press the “Email” button</text:p>
            <text:p/>
          </table:table-cell>
          <table:table-cell office:value-type="string">
            <text:p>“Email” button is exist on top of page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office:value-type="string">
            <text:p>Create new player via Email. Step 1</text:p>
          </table:table-cell>
          <table:table-cell table:style-name="ce2" office:value-type="string">
            <text:p>1. Navigate to the URL “<text:a xlink:href="https://casino.poker-bet1.com/en">https://casino.poker-bet1.com/en</text:a>”</text:p>
            <text:p>2. Press the “Registration” button</text:p>
            <text:p>3. Press the “Email” button</text:p>
            <text:p/>
          </table:table-cell>
          <table:table-cell office:value-type="string">
            <text:p>After “Progress” indicator stops displayed the second Registration page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Medium</text:p>
          </table:table-cell>
          <table:table-cell office:value-type="string">
            <text:p>Create new player via Email. Step 2</text:p>
          </table:table-cell>
          <table:table-cell office:value-type="string">
            <text:p><text:span text:style-name="T1">Pre-requisites: Step 3</text:span></text:p>
            <text:p>1. Enter the valid unique email</text:p>
            <text:p>2. Enter the valid credentials (login/password)</text:p>
            <text:p>3. Select the currency</text:p>
            <text:p>4. Press the “Register” button</text:p>
          </table:table-cell>
          <table:table-cell office:value-type="string">
            <text:p>After “Progress” indicator stops displayed the third Registration page.</text:p>
            <text:p>“Get My Lucky Bonus” Button is displayed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High</text:p>
          </table:table-cell>
          <table:table-cell office:value-type="string">
            <text:p>Create new player via Email. Step 3</text:p>
          </table:table-cell>
          <table:table-cell office:value-type="string">
            <text:p><text:span text:style-name="T1">Pre-requisites: Step 4</text:span></text:p>
            <text:p>1. Enter the valid unique email</text:p>
            <text:p>2. Enter the valid credentials (login/password)</text:p>
            <text:p>3. Select the currency</text:p>
            <text:p>4. Press the “Register” button</text:p>
          </table:table-cell>
          <table:table-cell office:value-type="string">
            <text:p>After “Progress” indicator stops displaying. Started the Personal cabinet</text:p>
          </table:table-cell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High</text:p>
          </table:table-cell>
          <table:table-cell office:value-type="string">
            <text:p>Login with new user. Pre-requisites</text:p>
          </table:table-cell>
          <table:table-cell office:value-type="string">
            <text:p><text:span text:style-name="T1">Pre-requisites: User was created</text:span></text:p>
            <text:p>1. Navigate to the URL “<text:a xlink:href="https://casino.poker-bet1.com/en">https://casino.poker-bet1.com/en</text:a>”</text:p>
            <text:p>2. Press the “Login” button</text:p>
          </table:table-cell>
          <table:table-cell office:value-type="string">
            <text:p>Wait for “Login”, “Password” inputs are displayed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Medium</text:p>
          </table:table-cell>
          <table:table-cell office:value-type="string">
            <text:p>Login with new user</text:p>
          </table:table-cell>
          <table:table-cell office:value-type="string">
            <text:p><text:span text:style-name="T1">Pre-requisites: Step 6</text:span></text:p>
            <text:p>1. Navigate to the URL “<text:a xlink:href="https://casino.poker-bet1.com/en">https://casino.poker-bet1.com/en</text:a>”</text:p>
            <text:p>2. Wait for “Login”, “Password” inputs are displayed</text:p>
            <text:p>3. Enter the Login/Password which created in step 5</text:p>
          </table:table-cell>
          <table:table-cell office:value-type="string">
            <text:p>Wait for “Login”, “Password” inputs are displayed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9">05/09/2024</text:date>, <text:time>13:1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8T12:15:04.40</meta:creation-date>
    <meta:generator>OpenOffice/4.1.8$Win32 OpenOffice.org_project/418m3$Build-9803</meta:generator>
    <dc:date>2024-05-09T13:14:27.96</dc:date>
    <meta:editing-duration>P1DT43M21S</meta:editing-duration>
    <meta:editing-cycles>7</meta:editing-cycles>
    <meta:document-statistic meta:table-count="3" meta:cell-count="40" meta:object-count="0"/>
  </office:meta>
</office:document-meta>
</file>